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3.863cm" fo:min-width="4.581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815cm" fo:min-width="3.057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762cm" fo:min-width="3.177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65cm" fo:min-width="1.4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0.208cm" fo:min-width="6.148cm"/>
      <style:paragraph-properties style:writing-mode="lr-tb"/>
    </style:style>
    <style:style style:name="gr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26cm" fo:min-width="5.194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8.7000007629395pt"/>
    </style:style>
    <style:style style:name="P2" style:family="paragraph">
      <loext:graphic-properties draw:fill-color="#729fcf"/>
      <style:paragraph-properties fo:text-align="center"/>
      <style:text-properties fo:font-size="18.7000007629395pt" style:font-size-asian="14pt" style:font-size-complex="14pt"/>
    </style:style>
    <style:style style:name="P3" style:family="paragraph">
      <style:paragraph-properties fo:text-align="center"/>
      <style:text-properties fo:font-size="16.5pt"/>
    </style:style>
    <style:style style:name="P4" style:family="paragraph">
      <loext:graphic-properties draw:fill-color="#729fcf"/>
      <style:paragraph-properties fo:text-align="center"/>
      <style:text-properties fo:font-size="16.5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8cm" svg:height="4.658cm" svg:x="1.137cm" svg:y="1.524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XLSX)</text:span></text:p>
          <text:p text:style-name="P1"><text:span text:style-name="T1">Local FS / HDF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3.556cm" svg:height="3.302cm" svg:x="2.032cm" svg:y="6.758cm">
          <text:p text:style-name="P3">Cassandr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676cm" svg:height="3.218cm" svg:x="2.012cm" svg:y="10.414cm">
          <text:p text:style-name="P3">Elasticsearc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97cm" svg:height="6.582cm" draw:transform="rotate (1.5707963267949) translate (0.731cm 16.398cm)">
          <text:p text:style-name="P3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123cm" svg:height="0.962cm" svg:x="3.194cm" svg:y="14.956cm">
          <draw:text-box>
            <text:p>Kafka</text:p>
          </draw:text-box>
        </draw:frame>
        <draw:custom-shape draw:style-name="gr3" draw:text-style-name="P4" draw:layer="layout" svg:width="3.676cm" svg:height="3.218cm" svg:x="22.706cm" svg:y="10.312cm">
          <text:p text:style-name="P3">Elasticsearc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97cm" svg:height="6.582cm" draw:transform="rotate (1.5707963267949) translate (21.531cm 16.39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123cm" svg:height="0.962cm" svg:x="23.594cm" svg:y="14.956cm">
          <draw:text-box>
            <text:p>Kafka</text:p>
          </draw:text-box>
        </draw:frame>
        <draw:custom-shape draw:style-name="gr6" draw:text-style-name="P7" draw:layer="layout" svg:width="7.366cm" svg:height="11.176cm" svg:x="10.568cm" svg:y="3.048cm">
          <text:p text:style-name="P6">Data High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7.366cm" svg:y1="15.494cm" svg:x2="10.568cm" svg:y2="9.398cm">
          <text:p/>
        </draw:line>
        <draw:line draw:style-name="gr7" draw:text-style-name="P6" draw:layer="layout" svg:x1="5.588cm" svg:y1="12.192cm" svg:x2="10.568cm" svg:y2="8.382cm">
          <text:p/>
        </draw:line>
        <draw:line draw:style-name="gr7" draw:text-style-name="P6" draw:layer="layout" svg:x1="5.588cm" svg:y1="8.636cm" svg:x2="10.668cm" svg:y2="7.874cm">
          <text:p/>
        </draw:line>
        <draw:line draw:style-name="gr7" draw:text-style-name="P6" draw:layer="layout" svg:x1="6.117cm" svg:y1="3.81cm" svg:x2="10.568cm" svg:y2="7.112cm">
          <text:p/>
        </draw:line>
        <draw:line draw:style-name="gr7" draw:text-style-name="P6" draw:layer="layout" svg:x1="17.934cm" svg:y1="8.382cm" svg:x2="21.884cm" svg:y2="3.81cm">
          <text:p/>
        </draw:line>
        <draw:line draw:style-name="gr7" draw:text-style-name="P6" draw:layer="layout" svg:x1="17.934cm" svg:y1="8.382cm" svg:x2="22.706cm" svg:y2="8.382cm">
          <text:p/>
        </draw:line>
        <draw:line draw:style-name="gr7" draw:text-style-name="P6" draw:layer="layout" svg:x1="17.934cm" svg:y1="8.382cm" svg:x2="22.706cm" svg:y2="12.192cm">
          <text:p/>
        </draw:line>
        <draw:line draw:style-name="gr7" draw:text-style-name="P6" draw:layer="layout" svg:x1="17.934cm" svg:y1="8.382cm" svg:x2="21.531cm" svg:y2="15.24cm">
          <text:p/>
        </draw:line>
        <draw:custom-shape draw:style-name="gr1" draw:text-style-name="P2" draw:layer="layout" svg:width="5.08cm" svg:height="4.658cm" svg:x="21.938cm" svg:y="1.525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XLSX)</text:span></text:p>
          <text:p text:style-name="P1"><text:span text:style-name="T1">Local </text:span><text:span text:style-name="T1">FS / </text:span><text:span text:style-name="T1">HDF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3.556cm" svg:height="3.302cm" svg:x="22.733cm" svg:y="6.759cm">
          <text:p text:style-name="P3">Cassandr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5.842cm" svg:height="1.524cm" svg:x="1.27cm" svg:y="17.78cm">
          <text:p text:style-name="P6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842cm" svg:height="1.524cm" svg:x="22.071cm" svg:y="17.781cm">
          <text:p text:style-name="P6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3cm" svg:height="3.504cm" svg:x="1.484cm" svg:y="0.838cm" presentation:class="title" presentation:placeholder="true">
        <draw:text-box/>
      </draw:frame>
      <draw:frame presentation:style-name="Default-outline1" draw:layer="backgroundobjects" svg:width="26.73cm" svg:height="12.18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8cm" svg:x="1.48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8cm" svg:x="10.15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8cm" svg:x="21.293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3:06:51.237699856</meta:creation-date>
    <dc:date>2021-08-29T14:47:17.065566410</dc:date>
    <meta:editing-duration>PT18M37S</meta:editing-duration>
    <meta:editing-cycles>6</meta:editing-cycles>
    <meta:generator>LibreOffice/6.4.7.2$Linux_X86_64 LibreOffice_project/40$Build-2</meta:generator>
    <meta:document-statistic meta:object-count="44"/>
  </office:meta>
</office:document-meta>
</file>